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165b" officeooo:paragraph-rsid="0011165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1165b" officeooo:paragraph-rsid="0011165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72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el de développement</text:p>
      <text:p text:style-name="P1"/>
      <text:p text:style-name="P2">J ai <text:span text:style-name="T2">crée</text:span> une d<text:span text:style-name="T2">é</text:span>pend<text:span text:style-name="T2">a</text:span>nce dans le fichier pom.xml du projet Maven vers <text:span text:style-name="T1">Postgresql</text:span> afin de pouvoir communiquer avec les bases de données.</text:p>
      <text:p text:style-name="P2"/>
      <text:p text:style-name="P2">J ai utilisé pour l <text:span text:style-name="T2">écriture</text:span> des commandes, la class PreparedStatement afin de palier à toutes utilisation mal-intentionnée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6:50:18.562000000</meta:creation-date>
    <dc:date>2018-03-20T16:57:29.695000000</dc:date>
    <meta:editing-duration>PT7M10S</meta:editing-duration>
    <meta:editing-cycles>3</meta:editing-cycles>
    <meta:generator>LibreOffice/5.4.1.2$Windows_X86_64 LibreOffice_project/ea7cb86e6eeb2bf3a5af73a8f7777ac570321527</meta:generator>
    <meta:document-statistic meta:table-count="0" meta:image-count="0" meta:object-count="0" meta:page-count="1" meta:paragraph-count="3" meta:word-count="44" meta:character-count="282" meta:non-whitespace-character-count="241"/>
  </office:meta>
</office:document-meta>
</file>